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subtitle" style:list-style-name="L4">
      <style:graphic-properties draw:fill-color="#ffffff" fo:min-height="4.819cm"/>
      <style:paragraph-properties style:writing-mode="lr-tb"/>
    </style:style>
    <style:style style:name="pr3" style:family="presentation" style:parent-style-name="Обычный-subtitle" style:list-style-name="L4">
      <style:graphic-properties draw:fill-color="#ffffff" fo:min-height="4.819cm"/>
      <style:paragraph-properties style:writing-mode="lr-tb"/>
    </style:style>
    <style:style style:name="pr4" style:family="presentation" style:parent-style-name="Обычный-notes">
      <style:graphic-properties draw:fill-color="#ffffff" fo:min-height="13.364cm"/>
      <style:paragraph-properties style:writing-mode="lr-tb"/>
    </style:style>
    <style:style style:name="pr5" style:family="presentation" style:parent-style-name="Обычный-title">
      <style:graphic-properties fo:min-height="2.629cm"/>
      <style:paragraph-properties style:writing-mode="lr-tb"/>
    </style:style>
    <style:style style:name="pr6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</style:style>
    <style:style style:name="P6" style:family="paragraph">
      <style:text-properties fo:font-size="32pt"/>
    </style:style>
    <style:style style:name="P7" style:family="paragraph">
      <style:paragraph-properties fo:margin-top="0.5cm" fo:margin-bottom="0cm" fo:text-align="center"/>
    </style:style>
    <style:style style:name="P8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5.209cm" svg:x="1.401cm" svg:y="1.291cm" presentation:class="title" presentation:user-transformed="true">
          <draw:text-box>
            <text:p text:style-name="P1">Курс СBDS01<text:line-break/>Основы цифровой схемотехники<text:line-break/>(базовый)</text:p>
          </draw:text-box>
        </draw:frame>
        <draw:frame presentation:style-name="pr2" draw:text-style-name="P4" draw:layer="layout" svg:width="25.199cm" svg:height="4.819cm" svg:x="1.401cm" svg:y="8cm">
          <draw:text-box>
            <text:p text:style-name="P3">Лекция 1</text:p>
          </draw:text-box>
        </draw:frame>
        <draw:frame presentation:style-name="pr3" draw:text-style-name="P4" draw:layer="layout" svg:width="25.199cm" svg:height="4.819cm" svg:x="1.401cm" svg:y="8cm">
          <draw:text-box>
            <text:p text:style-name="P3">Лекция 1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5" draw:layer="layout" svg:width="25.199cm" svg:height="2.629cm" svg:x="1.4cm" svg:y="5.728cm" presentation:class="title" presentation:user-transformed="true">
          <draw:text-box>
            <text:p>1. Физические основы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5" draw:text-style-name="P6" draw:layer="layout" svg:width="25.199cm" svg:height="2.629cm" svg:x="1.4cm" svg:y="0.928cm" presentation:class="title" presentation:user-transformed="true">
          <draw:text-box>
            <text:p text:style-name="P6">Взаимодействие статических зарядов.<text:line-break/>Закон Кулона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<text:s text:c="8"/>1.2. Электрическое поле. Напряженность поля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list text:style-name="L3">
              <text:list-item>
                <text:p text:style-name="P7"><text:s text:c="8"/>1.3. Работа заряда в поле. Потенциал.</text:p>
              </text:list-item>
            </text:list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5" draw:layer="layout" svg:width="25.199cm" svg:height="5.209cm" svg:x="1.4cm" svg:y="-0.662cm" presentation:class="title" presentation:user-transformed="true">
          <draw:text-box>
            <text:p><text:s text:c="8"/>1.4. Напряжение и ток. Источники напряжения и тока. Измерение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5" draw:layer="layout" svg:width="25.199cm" svg:height="5.209cm" svg:x="1.4cm" svg:y="-0.662cm" presentation:class="title" presentation:user-transformed="true">
          <draw:text-box>
            <text:p><text:s text:c="8"/>1.5. Магнитное поле. Действие на движущиеся заряды. Электромагнитная индукция.</text:p>
          </draw:text-box>
        </draw:frame>
        <draw:frame presentation:style-name="pr6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<text:s text:c="4"/>2. Что такое «Теория электрических цепей»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<text:s text:c="8"/>2.1. Ограничения ТЭЦ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<text:s text:c="8"/>2.2. Линейные цепи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<text:s text:c="8"/>2.3. Правила Кирхгофа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3">
          <draw:page-thumbnail draw:style-name="gr1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06T19:47:11.695000000</dc:date>
    <meta:editing-duration>PT14M3S</meta:editing-duration>
    <meta:editing-cycles>5</meta:editing-cycles>
    <meta:generator>LibreOffice/7.4.5.1$Windows_X86_64 LibreOffice_project/9c0871452b3918c1019dde9bfac75448afc4b57f</meta:generator>
    <meta:document-statistic meta:object-count="64"/>
  </office:meta>
</office:document-meta>
</file>